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var font-family-monospace" svg:font-family="'var 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d336" officeooo:paragraph-rsid="0011d336"/>
    </style:style>
    <style:style style:name="P2" style:family="paragraph" style:parent-style-name="Standard">
      <style:text-properties officeooo:rsid="0011d336" officeooo:paragraph-rsid="0011d336"/>
    </style:style>
    <style:style style:name="P3" style:family="paragraph" style:parent-style-name="Standard">
      <style:text-properties fo:color="#d4d4d4" style:font-name="Droid Sans Mono" fo:font-size="10.5pt" fo:font-weight="normal" officeooo:rsid="0017cc98" officeooo:paragraph-rsid="0017cc98" fo:background-color="#1e1e1e"/>
    </style:style>
    <style:style style:name="P4" style:family="paragraph" style:parent-style-name="Standard">
      <style:text-properties officeooo:rsid="0017cc98" officeooo:paragraph-rsid="0017cc98"/>
    </style:style>
    <style:style style:name="T1" style:family="text">
      <style:text-properties fo:font-variant="normal" fo:text-transform="none" style:font-name="var font-family-monospace" fo:font-size="10.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color="#569cd6"/>
    </style:style>
    <style:style style:name="T3" style:family="text">
      <style:text-properties fo:color="#4ec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cuperation du donnee en data du tableau array_values() en utilisant le iterable</text:p>
      <text:p text:style-name="P2"/>
      <text:p text:style-name="P1"><text:span text:style-name="Source_20_Text"><text:span text:style-name="T1">composer create-project symfony/skeleton news-website</text:span></text:span></text:p>
      <text:p text:style-name="P1"><text:span text:style-name="Source_20_Text"><text:span text:style-name="T1">composer require --dev maker tests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hp -S 127.0.0.1:8000 -t public</text:span></text:span></text:p>
      <text:p text:style-name="P1"><text:span text:style-name="Source_20_Text"><text:span text:style-name="T1"/></text:span></text:p>
      <text:p text:style-name="P2">composer require twig</text:p>
      <text:p text:style-name="P2"/>
      <text:p text:style-name="P1"><text:span text:style-name="Source_20_Text"><text:span text:style-name="T1">./bin/console make:functional-test NewsControllerTest</text:span></text:span></text:p>
      <text:p text:style-name="P2"/>
      <text:p text:style-name="P4">lancer la commande du test<text:line-break/>php bin/phpunit</text:p>
      <text:p text:style-name="P3"><text:span text:style-name="T2">use</text:span> Symfony\Component\Panther\<text:span text:style-name="T3">PantherTestCase</text:span>;</text:p>
      <text:p text:style-name="P4">wget https://github.com/mozilla/geckodriver/releases/download/v0.31.0/geckodriver-v0.31.0-linux64.tar.gz</text:p>
      <text:p text:style-name="P4">tar -xvzf geckodriver-v0.31.0-linux64.tar.g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var font-family-monospace" svg:font-family="'var 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9T18:39:22.623058533</meta:creation-date>
    <meta:generator>LibreOffice/6.4.7.2$Linux_X86_64 LibreOffice_project/40$Build-2</meta:generator>
    <dc:date>2024-06-20T00:46:37.820853967</dc:date>
    <meta:editing-duration>PT1H26M26S</meta:editing-duration>
    <meta:editing-cycles>5</meta:editing-cycles>
    <meta:document-statistic meta:table-count="0" meta:image-count="0" meta:object-count="0" meta:page-count="1" meta:paragraph-count="10" meta:word-count="47" meta:character-count="509" meta:non-whitespace-character-count="473"/>
  </office:meta>
</office:document-meta>
</file>